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draw:fit-to-size="false" style:shrink-to-fit="false" fo:min-height="4.97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4cm" fo:min-width="5.194cm"/>
      <style:paragraph-properties style:writing-mode="lr-tb"/>
    </style:style>
    <style:style style:name="gr3" style:family="graphic" style:parent-style-name="standard">
      <style:graphic-properties draw:fill-color="#8fbc8f" draw:textarea-horizontal-align="justify" draw:textarea-vertical-align="middle" draw:auto-grow-height="false" fo:min-height="0.834cm" fo:min-width="7.984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04cm" fo:min-width="4.25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.382cm" fo:min-width="2.3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8" style:family="graphic" style:parent-style-name="standard">
      <style:graphic-properties svg:stroke-color="#000000" draw:fill-color="#32cd32" draw:textarea-horizontal-align="justify" draw:textarea-vertical-align="middle" draw:auto-grow-height="false" fo:min-height="0.382cm" fo:min-width="1.9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0" style:family="graphic" style:parent-style-name="standard">
      <style:graphic-properties svg:stroke-color="#000000" draw:fill-color="#5f9ea0" draw:textarea-horizontal-align="justify" draw:textarea-vertical-align="middle" draw:auto-grow-height="false" fo:min-height="0.382cm" fo:min-width="3.3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412cm" fo:min-width="0cm"/>
      <style:paragraph-properties style:writing-mode="lr-tb"/>
    </style:style>
    <style:style style:name="gr12" style:family="graphic" style:parent-style-name="standard">
      <style:graphic-properties svg:stroke-color="#000000" draw:fill-color="#c0c0c0" draw:textarea-horizontal-align="justify" draw:textarea-vertical-align="middle" draw:auto-grow-height="false" fo:min-height="0.382cm" fo:min-width="2.332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6.744cm" style:use-optimal-column-width="false"/>
    </style:style>
    <style:style style:name="co2" style:family="table-column">
      <style:table-column-properties style:column-width="3.982cm" style:use-optimal-column-width="false"/>
    </style:style>
    <style:style style:name="co3" style:family="table-column">
      <style:table-column-properties style:column-width="5.363cm" style:use-optimal-column-width="false"/>
    </style:style>
    <style:style style:name="co4" style:family="table-column">
      <style:table-column-properties style:column-width="5.37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style:text-autospace="none"/>
    </style:style>
    <style:style style:name="ce4" style:family="table-cell">
      <loext:graphic-properties draw:textarea-vertical-align="bottom"/>
      <style:paragraph-properties fo:text-align="center" style:text-autospace="none"/>
    </style:style>
    <style:style style:name="ce5" style:family="table-cell">
      <loext:graphic-properties draw:textarea-vertical-align="bottom"/>
      <style:paragraph-properties fo:text-align="center"/>
    </style:style>
    <style:style style:name="P1" style:family="paragraph">
      <style:text-properties fo:font-size="22pt" style:text-underline-style="solid" style:text-underline-width="auto" style:text-underline-color="font-color" fo:font-weight="bold"/>
    </style:style>
    <style:style style:name="P2" style:family="paragraph">
      <loext:graphic-properties draw:fill="none" draw:fill-color="#ffffff"/>
      <style:text-properties fo:font-size="22pt" style:text-underline-style="solid" style:text-underline-width="auto" style:text-underline-color="font-color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8fbc8f"/>
      <style:paragraph-properties fo:text-align="center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style:text-autospace="none"/>
    </style:style>
    <style:style style:name="P7" style:family="paragraph">
      <style:text-properties fo:background-color="#ffa500"/>
    </style:style>
    <style:style style:name="P8" style:family="paragraph">
      <loext:graphic-properties draw:fill="none" draw:fill-color="#ffffff"/>
      <style:text-properties fo:background-color="#ffa500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loext:graphic-properties draw:fill-color="#32cd32"/>
      <style:paragraph-properties fo:text-align="center"/>
    </style:style>
    <style:style style:name="P13" style:family="paragraph">
      <loext:graphic-properties draw:fill-color="#5f9ea0"/>
      <style:paragraph-properties fo:text-align="center"/>
    </style:style>
    <style:style style:name="P14" style:family="paragraph">
      <loext:graphic-properties draw:fill-color="#c0c0c0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2cm" svg:height="1.3cm" svg:x="1.6cm" svg:y="1.6cm">
          <draw:text-box>
            <text:p text:style-name="P1">PROJETO COTAÇÃO 05/08 </text:p>
          </draw:text-box>
        </draw:frame>
        <draw:custom-shape draw:style-name="gr2" draw:text-style-name="P3" draw:layer="layout" svg:width="5.8cm" svg:height="1.1cm" svg:x="12.5cm" svg:y="1.4cm">
          <text:p text:style-name="P3">ENVI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6cm" svg:height="1.2cm" svg:x="1.5cm" svg:y="13.7cm">
          <text:p text:style-name="P3">EXPORTAR EXC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standard" draw:layer="layout" svg:width="26.826cm" svg:height="7.999cm" svg:x="1.574cm" svg:y="4.9cm">
            <table:table table:template-name="default" table:use-first-row-styles="true">
              <table:table-column table:style-name="co1"/>
              <table:table-column table:style-name="co2"/>
              <table:table-column table:style-name="co3"/>
              <table:table-column table:style-name="co3"/>
              <table:table-column table:style-name="co4"/>
              <table:table-row table:style-name="ro1" table:default-cell-style-name="ce1">
                <table:table-cell table:style-name="gray3"/>
                <table:table-cell>
                  <text:p text:style-name="P5">Seara</text:p>
                </table:table-cell>
                <table:table-cell>
                  <text:p text:style-name="P5">Copacol</text:p>
                </table:table-cell>
                <table:table-cell table:style-name="ce2">
                  <text:p text:style-name="P3">JBS</text:p>
                </table:table-cell>
                <table:table-cell table:style-name="gray3"/>
              </table:table-row>
              <table:table-row table:style-name="ro1" table:default-cell-style-name="gray1">
                <table:table-cell table:style-name="ce3">
                  <text:p text:style-name="P6">Frango inteiro</text:p>
                </table:table-cell>
                <table:table-cell/>
                <table:table-cell table:style-name="ce4">
                  <text:p text:style-name="P5">7,00</text:p>
                </table:table-cell>
                <table:table-cell table:style-name="ce5">
                  <text:p text:style-name="P3">6,00</text:p>
                </table:table-cell>
                <table:table-cell/>
              </table:table-row>
              <table:table-row table:style-name="ro2" table:default-cell-style-name="gray1">
                <table:table-cell table:style-name="ce3">
                  <text:p text:style-name="P6">Coxa Sobrecoxa</text:p>
                </table:table-cell>
                <table:table-cell/>
                <table:table-cell table:style-name="ce4">
                  <text:p text:style-name="P5">5,00</text:p>
                </table:table-cell>
                <table:table-cell table:style-name="ce5">
                  <text:p text:style-name="P3">4,58</text:p>
                </table:table-cell>
                <table:table-cell/>
              </table:table-row>
              <table:table-row table:style-name="ro2" table:default-cell-style-name="gray1">
                <table:table-cell table:style-name="ce3">
                  <text:p text:style-name="P6">Frango a passarinho</text:p>
                </table:table-cell>
                <table:table-cell/>
                <table:table-cell table:style-name="ce4">
                  <text:p text:style-name="P5">11,00</text:p>
                </table:table-cell>
                <table:table-cell table:style-name="ce5">
                  <text:p text:style-name="P3">10,00</text:p>
                </table:table-cell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3" draw:layer="layout" svg:width="4.9cm" svg:height="1.5cm" svg:x="23.2cm" svg:y="7.2cm">
            <text:p text:style-name="P3">MASSIVO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9cm" svg:height="1.5cm" svg:x="23.2cm" svg:y="9.2cm">
            <text:p text:style-name="P3">MASSIVO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9cm" svg:height="1.5cm" svg:x="23.2cm" svg:y="11.1cm">
            <text:p text:style-name="P3">MASSIVO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0.853cm" svg:height="0.962cm" svg:x="16.647cm" svg:y="6.938cm">
            <draw:text-box>
              <text:p text:style-name="P7">4</text:p>
            </draw:text-box>
          </draw:frame>
          <draw:frame draw:style-name="gr5" draw:text-style-name="P8" draw:layer="layout" svg:width="0.853cm" svg:height="0.962cm" svg:x="16.647cm" svg:y="9.038cm">
            <draw:text-box>
              <text:p text:style-name="P7">3</text:p>
            </draw:text-box>
          </draw:frame>
          <draw:frame draw:style-name="gr5" draw:text-style-name="P8" draw:layer="layout" svg:width="0.853cm" svg:height="0.962cm" svg:x="16.647cm" svg:y="11.038cm">
            <draw:text-box>
              <text:p text:style-name="P7">1</text:p>
            </draw:text-box>
          </draw:frame>
          <draw:frame draw:style-name="gr5" draw:text-style-name="P8" draw:layer="layout" svg:width="0.853cm" svg:height="0.962cm" svg:x="22.147cm" svg:y="6.938cm">
            <draw:text-box>
              <text:p text:style-name="P7">2</text:p>
            </draw:text-box>
          </draw:frame>
          <draw:frame draw:style-name="gr5" draw:text-style-name="P8" draw:layer="layout" svg:width="0.853cm" svg:height="0.962cm" svg:x="22.147cm" svg:y="9.038cm">
            <draw:text-box>
              <text:p text:style-name="P7">1</text:p>
            </draw:text-box>
          </draw:frame>
          <draw:frame draw:style-name="gr5" draw:text-style-name="P8" draw:layer="layout" svg:width="0.853cm" svg:height="0.962cm" svg:x="22.147cm" svg:y="11.038cm">
            <draw:text-box>
              <text:p text:style-name="P7">2</text:p>
            </draw:text-box>
          </draw:frame>
          <draw:g>
            <draw:custom-shape draw:style-name="gr6" draw:text-style-name="P9" draw:layer="layout" svg:width="2.9cm" svg:height="0.7cm" svg:x="12.474cm" svg:y="6.99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11" draw:layer="layout" svg:width="2.882cm" svg:height="0.725cm" svg:x="12.492cm" svg:y="7.037cm">
              <draw:text-box>
                <text:p text:style-name="P10">PROPOSTA</text:p>
              </draw:text-box>
            </draw:frame>
          </draw:g>
          <draw:g>
            <draw:custom-shape draw:style-name="gr6" draw:text-style-name="P9" draw:layer="layout" svg:width="2.9cm" svg:height="0.7cm" svg:x="12.474cm" svg:y="8.99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11" draw:layer="layout" svg:width="2.882cm" svg:height="0.725cm" svg:x="12.492cm" svg:y="9.037cm">
              <draw:text-box>
                <text:p text:style-name="P10">PROPOSTA</text:p>
              </draw:text-box>
            </draw:frame>
          </draw:g>
          <draw:g>
            <draw:custom-shape draw:style-name="gr6" draw:text-style-name="P9" draw:layer="layout" svg:width="2.9cm" svg:height="0.7cm" svg:x="12.474cm" svg:y="10.99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11" draw:layer="layout" svg:width="2.882cm" svg:height="0.725cm" svg:x="12.492cm" svg:y="11.037cm">
              <draw:text-box>
                <text:p text:style-name="P10">PROPOSTA</text:p>
              </draw:text-box>
            </draw:frame>
          </draw:g>
          <draw:g>
            <draw:custom-shape draw:style-name="gr6" draw:text-style-name="P9" draw:layer="layout" svg:width="2.9cm" svg:height="0.7cm" svg:x="17.874cm" svg:y="6.99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11" draw:layer="layout" svg:width="2.882cm" svg:height="0.725cm" svg:x="17.892cm" svg:y="7.037cm">
              <draw:text-box>
                <text:p text:style-name="P10">PROPOSTA</text:p>
              </draw:text-box>
            </draw:frame>
          </draw:g>
          <draw:g>
            <draw:custom-shape draw:style-name="gr8" draw:text-style-name="P12" draw:layer="layout" svg:width="2.5cm" svg:height="0.7cm" svg:x="17.874cm" svg:y="8.99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11" draw:layer="layout" svg:width="2.484cm" svg:height="1.199cm" svg:x="17.89cm" svg:y="9.037cm">
              <draw:text-box>
                <text:p text:style-name="P10">ACORDO</text:p>
              </draw:text-box>
            </draw:frame>
          </draw:g>
          <draw:g>
            <draw:custom-shape draw:style-name="gr10" draw:text-style-name="P13" draw:layer="layout" svg:width="3.9cm" svg:height="0.7cm" svg:x="17.874cm" svg:y="10.99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1" draw:text-style-name="P11" draw:layer="layout" svg:width="3.382cm" svg:height="0.725cm" svg:x="17.892cm" svg:y="11.037cm">
              <draw:text-box>
                <text:p text:style-name="P10">C.PROPOSTA</text:p>
              </draw:text-box>
            </draw:frame>
          </draw:g>
          <draw:g>
            <draw:custom-shape draw:style-name="gr12" draw:text-style-name="P14" draw:layer="layout" svg:width="2.9cm" svg:height="0.7cm" svg:x="8.5cm" svg:y="7.03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11" draw:layer="layout" svg:width="2.882cm" svg:height="0.725cm" svg:x="8.518cm" svg:y="6.999cm">
              <draw:text-box>
                <text:p text:style-name="P10">PENDENTE</text:p>
              </draw:text-box>
            </draw:frame>
          </draw:g>
          <draw:g>
            <draw:custom-shape draw:style-name="gr12" draw:text-style-name="P14" draw:layer="layout" svg:width="2.9cm" svg:height="0.7cm" svg:x="8.5cm" svg:y="9.03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11" draw:layer="layout" svg:width="2.882cm" svg:height="0.725cm" svg:x="8.518cm" svg:y="8.999cm">
              <draw:text-box>
                <text:p text:style-name="P10">PENDENTE</text:p>
              </draw:text-box>
            </draw:frame>
          </draw:g>
          <draw:g>
            <draw:frame draw:style-name="gr9" draw:text-style-name="P11" draw:layer="layout" svg:width="3.282cm" svg:height="1.199cm" svg:x="8.318cm" svg:y="10.999cm">
              <draw:text-box>
                <text:p text:style-name="P10">DECLINADO</text:p>
              </draw:text-box>
            </draw:frame>
          </draw:g>
        </draw:g>
        <draw:custom-shape draw:style-name="gr13" draw:text-style-name="P15" draw:layer="layout" svg:width="0.7cm" svg:height="0.7cm" svg:x="2.1cm" svg:y="3.5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9.087cm" svg:height="0.962cm" svg:x="2.913cm" svg:y="3.4cm">
          <draw:text-box>
            <text:p>CONSIDERAR O CONTRATO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4T12:25:49.982000000</meta:creation-date>
    <dc:date>2024-08-04T13:13:38.633000000</dc:date>
    <meta:editing-duration>PT14M23S</meta:editing-duration>
    <meta:editing-cycles>4</meta:editing-cycles>
    <meta:generator>LibreOffice/7.2.5.2$Windows_X86_64 LibreOffice_project/499f9727c189e6ef3471021d6132d4c694f357e5</meta:generator>
    <meta:document-statistic meta:object-count="42"/>
  </office:meta>
</office:document-meta>
</file>